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55cm" fo:min-width="0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47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.208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8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9" style:family="graphic" style:parent-style-name="objectwithoutfill">
      <style:graphic-properties draw:stroke="solid" draw:stroke-dash="Ultrafine_20_Dashed" svg:stroke-color="#000000" draw:fill="solid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104cm" fo:min-width="1.1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.65cm" fo:min-width="0.3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18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462cm"/>
    </style:style>
    <style:style style:name="gr20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b4c7dc" draw:textarea-horizontal-align="justify" draw:textarea-vertical-align="middle" draw:auto-grow-height="false" fo:min-height="0.248cm" fo:min-width="0cm"/>
    </style:style>
    <style:style style:name="gr22" style:family="graphic" style:parent-style-name="objectwithoutfill">
      <style:graphic-properties svg:stroke-color="#000000" draw:fill="solid" draw:fill-color="#b4c7dc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44cm"/>
      <style:paragraph-properties style:writing-mode="lr-tb"/>
    </style:style>
    <style:style style:name="gr2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ff0000" draw:marker-end="Arrow" draw:fill="solid" draw:textarea-vertical-align="middle"/>
    </style:style>
    <style:style style:name="gr26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0000" draw:fill-color="#81d41a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svg:stroke-width="0.028cm" svg:stroke-color="#81d41a" draw:marker-start-width="0.242cm" draw:marker-end="Arrow" draw:marker-end-width="0.242cm" draw:fill="solid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93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3" style:family="graphic" style:parent-style-name="objectwithoutfill">
      <style:graphic-properties draw:stroke="dash" draw:stroke-dash="Long_20_Dash" svg:stroke-color="#ff0000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135cm"/>
      <style:paragraph-properties style:writing-mode="lr-tb"/>
    </style:style>
    <style:style style:name="gr35" style:family="graphic" style:parent-style-name="objectwithoutfill">
      <style:graphic-properties draw:stroke="dash" draw:stroke-dash="Long_20_Dash" svg:stroke-color="#81d41a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54cm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color="#b2b2b2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0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18cm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0cm"/>
      <style:paragraph-properties style:writing-mode="lr-tb"/>
    </style:style>
    <style:style style:name="gr43" style:family="graphic" style:parent-style-name="standard">
      <style:graphic-properties svg:stroke-width="0.028cm" draw:marker-start-width="0.242cm" draw:marker-end-width="0.242cm" draw:fill-color="#ffff38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44" style:family="graphic" style:parent-style-name="standard">
      <style:graphic-properties svg:stroke-width="0.053cm" draw:marker-start-width="0.279cm" draw:marker-end-width="0.279cm" draw:fill-color="#ffff38" draw:textarea-horizontal-align="justify" draw:textarea-vertical-align="middle" draw:auto-grow-height="false" fo:min-height="1.598cm" fo:min-width="2.048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6" style:family="graphic" style:parent-style-name="objectwithoutfill">
      <style:graphic-properties draw:stroke="dash" draw:stroke-dash="Long_20_Dash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48" style:family="graphic" style:parent-style-name="objectwithoutfill">
      <style:graphic-properties draw:stroke="dash" draw:stroke-dash="Long_20_Dash" draw:marker-end="Arrow" draw:fill="solid" draw:textarea-vertical-align="middle"/>
    </style:style>
    <style:style style:name="gr49" style:family="graphic" style:parent-style-name="objectwithoutfill">
      <style:graphic-properties draw:fill="solid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3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b2b2b2" loext:opacity="100%" fo:font-size="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="solid" draw:fill-color="#b4c7dc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fo:font-size="7pt" fo:font-weight="bold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81d41a"/>
      <style:paragraph-properties fo:text-align="center"/>
    </style:style>
    <style:style style:name="P17" style:family="paragraph">
      <loext:graphic-properties draw:fill="solid" draw:fill-color="#81d41a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7pt"/>
    </style:style>
    <style:style style:name="P19" style:family="paragraph">
      <loext:graphic-properties draw:fill="none" draw:fill-color="#ffffff"/>
      <style:paragraph-properties style:writing-mode="lr-tb"/>
      <style:text-properties fo:font-weight="norm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P22" style:family="paragraph">
      <loext:graphic-properties draw:fill-color="#ffff38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8pt" fo:font-weight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7pt" fo:font-weight="bold"/>
    </style:style>
    <style:style style:name="T1" style:family="text">
      <style:text-properties fo:font-size="8pt"/>
    </style:style>
    <style:style style:name="T2" style:family="text">
      <style:text-properties fo:color="#b2b2b2" loext:opacity="100%" fo:font-size="8pt"/>
    </style:style>
    <style:style style:name="T3" style:family="text">
      <style:text-properties fo:color="#ff0000" loext:opacity="100%" fo:font-size="7pt" fo:font-weight="bold"/>
    </style:style>
    <style:style style:name="T4" style:family="text">
      <style:text-properties fo:color="#c9211e" loext:opacity="100%" fo:font-size="7pt" fo:font-weight="bold" style:font-weight-asian="bold" style:font-weight-complex="bold"/>
    </style:style>
    <style:style style:name="T5" style:family="text">
      <style:text-properties fo:font-size="7pt"/>
    </style:style>
    <style:style style:name="T6" style:family="text">
      <style:text-properties fo:color="#c9211e" loext:opacity="100%" fo:font-size="7pt"/>
    </style:style>
    <style:style style:name="T7" style:family="text">
      <style:text-properties fo:color="#ff0000" loext:opacity="100%" fo:font-size="7pt" fo:font-weight="normal"/>
    </style:style>
    <style:style style:name="T8" style:family="text">
      <style:text-properties fo:color="#81d41a" loext:opacity="100%" fo:font-size="7pt" fo:font-weight="bold"/>
    </style:style>
    <style:style style:name="T9" style:family="text">
      <style:text-properties fo:color="#81d41a" loext:opacity="100%" fo:font-size="7pt" fo:font-weight="bold" style:font-weight-asian="bold" style:font-weight-complex="bold"/>
    </style:style>
    <style:style style:name="T10" style:family="text">
      <style:text-properties fo:color="#b2b2b2" loext:opacity="100%" fo:font-size="7pt" fo:font-weight="bold"/>
    </style:style>
    <style:style style:name="T11" style:family="text">
      <style:text-properties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1.8cm" svg:x="15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47cm" svg:height="0.569cm" svg:x="13.2cm" svg:y="7.931cm">
          <draw:text-box>
            <text:p><text:span text:style-name="T1">ThreadBasedRemoteAccessServer</text:span></text:p>
          </draw:text-box>
        </draw:frame>
        <draw:g>
          <draw:custom-shape draw:style-name="gr3" draw:text-style-name="P3" draw:layer="layout" svg:width="1cm" svg:height="0.2cm" svg:x="17.801cm" svg:y="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cm" svg:height="1cm" svg:x="17.8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2cm" svg:x="17.8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7.8cm" svg:y1="6.4cm" svg:x2="17.8cm" svg:y2="7.4cm">
            <text:p/>
          </draw:line>
          <draw:line draw:style-name="gr5" draw:text-style-name="P4" draw:layer="layout" svg:x1="18.8cm" svg:y1="6.4cm" svg:x2="18.8cm" svg:y2="7.4cm">
            <text:p/>
          </draw:line>
        </draw:g>
        <draw:g>
          <draw:g>
            <draw:custom-shape draw:style-name="gr6" draw:text-style-name="P5" draw:layer="layout" svg:width="0.3cm" svg:height="0.3cm" svg:x="14.05cm" svg:y="6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14cm" svg:y="6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4.35cm" svg:y1="7.1cm" svg:x2="14.85cm" svg:y2="7.1cm">
            <text:p/>
          </draw:line>
          <draw:custom-shape draw:style-name="gr6" draw:text-style-name="P5" draw:layer="layout" svg:width="0.2cm" svg:height="0.2cm" svg:x="14.15cm" svg:y="6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4.35cm" svg:y1="6.65cm" svg:x2="14.85cm" svg:y2="6.65cm">
            <text:p/>
          </draw:line>
          <draw:custom-shape draw:style-name="gr10" draw:text-style-name="P7" draw:layer="layout" svg:width="0.15cm" svg:height="0.75cm" svg:x="14.85cm" svg:y="6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.3cm" svg:height="0.5cm" draw:transform="rotate (1.5707963267949) translate (12.3cm 8.1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5" draw:layer="layout" svg:width="0.3cm" svg:height="0.3cm" svg:x="11.35cm" svg:y="6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11.3cm" svg:y="6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1.65cm" svg:y1="6.7cm" svg:x2="12.15cm" svg:y2="6.7cm">
            <text:p/>
          </draw:line>
          <draw:custom-shape draw:style-name="gr6" draw:text-style-name="P5" draw:layer="layout" svg:width="0.2cm" svg:height="0.2cm" svg:x="11.45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1.65cm" svg:y1="6.25cm" svg:x2="12.15cm" svg:y2="6.25cm">
            <text:p/>
          </draw:line>
          <draw:custom-shape draw:style-name="gr10" draw:text-style-name="P7" draw:layer="layout" svg:width="0.15cm" svg:height="0.75cm" svg:x="12.15cm" svg:y="6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5" draw:layer="layout" svg:width="0.3cm" svg:height="0.3cm" svg:x="11.35cm" svg:y="7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11.3cm" svg:y="7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1.65cm" svg:y1="7.7cm" svg:x2="12.15cm" svg:y2="7.7cm">
            <text:p/>
          </draw:line>
          <draw:custom-shape draw:style-name="gr6" draw:text-style-name="P5" draw:layer="layout" svg:width="0.2cm" svg:height="0.2cm" svg:x="11.45cm" svg:y="7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1.65cm" svg:y1="7.25cm" svg:x2="12.15cm" svg:y2="7.25cm">
            <text:p/>
          </draw:line>
          <draw:custom-shape draw:style-name="gr10" draw:text-style-name="P7" draw:layer="layout" svg:width="0.15cm" svg:height="0.75cm" svg:x="12.15cm" svg:y="7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5" draw:layer="layout" svg:width="0.3cm" svg:height="0.3cm" draw:transform="rotate (-3.14159265358979) translate (13.75cm 6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3.8cm 6.9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3.45cm" svg:y1="6.7cm" svg:x2="12.95cm" svg:y2="6.7cm">
              <text:p/>
            </draw:line>
            <draw:custom-shape draw:style-name="gr6" draw:text-style-name="P5" draw:layer="layout" svg:width="0.2cm" svg:height="0.2cm" draw:transform="rotate (-3.14159265358979) translate (13.65cm 7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3.45cm" svg:y1="7.15cm" svg:x2="12.95cm" svg:y2="7.15cm">
              <text:p/>
            </draw:line>
            <draw:custom-shape draw:style-name="gr10" draw:text-style-name="P7" draw:layer="layout" svg:width="0.15cm" svg:height="0.75cm" svg:x="12.8cm" svg:y="6.5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8" draw:layer="layout" svg:width="2.585cm" svg:height="0.569cm" svg:x="17.051cm" svg:y="7.531cm">
          <draw:text-box>
            <text:p><text:span text:style-name="T2">ObjectDictionary</text:span></text:p>
          </draw:text-box>
        </draw:frame>
        <draw:g>
          <draw:g>
            <draw:custom-shape draw:style-name="gr6" draw:text-style-name="P5" draw:layer="layout" svg:width="0.3cm" svg:height="0.3cm" draw:transform="rotate (-3.14159265358979) translate (11.15cm 6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1.2cm 6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0.85cm" svg:y1="6.3cm" svg:x2="10.35cm" svg:y2="6.3cm">
              <text:p/>
            </draw:line>
            <draw:custom-shape draw:style-name="gr6" draw:text-style-name="P5" draw:layer="layout" svg:width="0.2cm" svg:height="0.2cm" draw:transform="rotate (-3.14159265358979) translate (11.05cm 6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0.85cm" svg:y1="6.75cm" svg:x2="10.35cm" svg:y2="6.75cm">
              <text:p/>
            </draw:line>
            <draw:custom-shape draw:style-name="gr10" draw:text-style-name="P7" draw:layer="layout" svg:width="0.15cm" svg:height="0.75cm" svg:x="10.2cm" svg:y="6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9" draw:layer="layout" svg:width="0.8cm" svg:height="0.9cm" svg:x="9.4cm" svg:y="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8cm" svg:height="0.9cm" svg:x="7.4cm" svg:y="6.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5" draw:layer="layout" svg:width="0.3cm" svg:height="0.3cm" svg:x="6.45cm" svg:y="6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6.4cm" svg:y="6.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6.75cm" svg:y1="6.8cm" svg:x2="7.25cm" svg:y2="6.8cm">
            <text:p/>
          </draw:line>
          <draw:custom-shape draw:style-name="gr6" draw:text-style-name="P5" draw:layer="layout" svg:width="0.2cm" svg:height="0.2cm" svg:x="6.55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6.75cm" svg:y1="6.35cm" svg:x2="7.25cm" svg:y2="6.35cm">
            <text:p/>
          </draw:line>
          <draw:custom-shape draw:style-name="gr10" draw:text-style-name="P7" draw:layer="layout" svg:width="0.15cm" svg:height="0.75cm" svg:x="7.25cm" svg:y="6.2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.3cm" svg:height="0.5cm" draw:transform="rotate (1.5707963267949) translate (4.9cm 7.8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5" draw:layer="layout" svg:width="0.3cm" svg:height="0.3cm" svg:x="3.95cm" svg:y="6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3.9cm" svg:y="6.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4.25cm" svg:y1="6.4cm" svg:x2="4.75cm" svg:y2="6.4cm">
            <text:p/>
          </draw:line>
          <draw:custom-shape draw:style-name="gr6" draw:text-style-name="P5" draw:layer="layout" svg:width="0.2cm" svg:height="0.2cm" svg:x="4.0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4.25cm" svg:y1="5.95cm" svg:x2="4.75cm" svg:y2="5.95cm">
            <text:p/>
          </draw:line>
          <draw:custom-shape draw:style-name="gr10" draw:text-style-name="P7" draw:layer="layout" svg:width="0.15cm" svg:height="0.75cm" svg:x="4.75cm" svg:y="5.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5" draw:layer="layout" svg:width="0.3cm" svg:height="0.3cm" svg:x="3.95cm" svg:y="7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3.9cm" svg:y="7.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4.25cm" svg:y1="7.4cm" svg:x2="4.75cm" svg:y2="7.4cm">
            <text:p/>
          </draw:line>
          <draw:custom-shape draw:style-name="gr6" draw:text-style-name="P5" draw:layer="layout" svg:width="0.2cm" svg:height="0.2cm" svg:x="4.0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4.25cm" svg:y1="6.95cm" svg:x2="4.75cm" svg:y2="6.95cm">
            <text:p/>
          </draw:line>
          <draw:custom-shape draw:style-name="gr10" draw:text-style-name="P7" draw:layer="layout" svg:width="0.15cm" svg:height="0.75cm" svg:x="4.75cm" svg:y="6.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5" draw:layer="layout" svg:width="0.3cm" svg:height="0.3cm" draw:transform="rotate (-3.14159265358979) translate (6.35cm 6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6.4cm 6.6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6.05cm" svg:y1="6.4cm" svg:x2="5.55cm" svg:y2="6.4cm">
              <text:p/>
            </draw:line>
            <draw:custom-shape draw:style-name="gr6" draw:text-style-name="P5" draw:layer="layout" svg:width="0.2cm" svg:height="0.2cm" draw:transform="rotate (-3.14159265358979) translate (6.25cm 6.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6.05cm" svg:y1="6.85cm" svg:x2="5.55cm" svg:y2="6.85cm">
              <text:p/>
            </draw:line>
            <draw:custom-shape draw:style-name="gr10" draw:text-style-name="P7" draw:layer="layout" svg:width="0.15cm" svg:height="0.75cm" svg:x="5.4cm" svg:y="6.2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6" draw:text-style-name="P5" draw:layer="layout" svg:width="0.3cm" svg:height="0.3cm" draw:transform="rotate (-3.14159265358979) translate (3.85cm 6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3.9cm 6.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3.55cm" svg:y1="6cm" svg:x2="3.05cm" svg:y2="6cm">
              <text:p/>
            </draw:line>
            <draw:custom-shape draw:style-name="gr6" draw:text-style-name="P5" draw:layer="layout" svg:width="0.2cm" svg:height="0.2cm" draw:transform="rotate (-3.14159265358979) translate (3.75cm 6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3.55cm" svg:y1="6.45cm" svg:x2="3.05cm" svg:y2="6.45cm">
              <text:p/>
            </draw:line>
            <draw:custom-shape draw:style-name="gr10" draw:text-style-name="P7" draw:layer="layout" svg:width="0.15cm" svg:height="0.75cm" svg:x="2.9cm" svg:y="5.8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9" draw:layer="layout" svg:width="0.8cm" svg:height="0.9cm" svg:x="2.1cm" svg:y="5.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5" draw:layer="layout" svg:width="0.3cm" svg:height="0.3cm" draw:transform="rotate (-3.14159265358979) translate (3.85cm 7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3.9cm 7.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3.55cm" svg:y1="7cm" svg:x2="3.05cm" svg:y2="7cm">
              <text:p/>
            </draw:line>
            <draw:custom-shape draw:style-name="gr6" draw:text-style-name="P5" draw:layer="layout" svg:width="0.2cm" svg:height="0.2cm" draw:transform="rotate (-3.14159265358979) translate (3.75cm 7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3.55cm" svg:y1="7.45cm" svg:x2="3.05cm" svg:y2="7.45cm">
              <text:p/>
            </draw:line>
            <draw:custom-shape draw:style-name="gr10" draw:text-style-name="P7" draw:layer="layout" svg:width="0.15cm" svg:height="0.75cm" svg:x="2.9cm" svg:y="6.8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10" draw:layer="layout" svg:width="0.8cm" svg:height="0.9cm" svg:x="2.1cm" svg:y="6.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874cm" svg:height="0.569cm" svg:x="11.6cm" svg:y="8.1cm">
          <draw:text-box>
            <text:p><text:span text:style-name="T1">Multiplexer</text:span></text:p>
          </draw:text-box>
        </draw:frame>
        <draw:frame draw:style-name="gr15" draw:text-style-name="P2" draw:layer="layout" svg:width="1.874cm" svg:height="0.569cm" svg:x="4.2cm" svg:y="7.731cm">
          <draw:text-box>
            <text:p><text:span text:style-name="T1">Multiplexer</text:span></text:p>
          </draw:text-box>
        </draw:frame>
        <draw:frame draw:style-name="gr16" draw:text-style-name="P2" draw:layer="layout" svg:width="3.271cm" svg:height="0.569cm" svg:x="1cm" svg:y="5.231cm">
          <draw:text-box>
            <text:p><text:span text:style-name="T1">SingleRODACLIClient</text:span></text:p>
          </draw:text-box>
        </draw:frame>
        <draw:frame draw:style-name="gr17" draw:text-style-name="P2" draw:layer="layout" svg:width="1.353cm" svg:height="0.569cm" svg:x="1.901cm" svg:y="7.632cm">
          <draw:text-box>
            <text:p><text:span text:style-name="T2">Others</text:span></text:p>
          </draw:text-box>
        </draw:frame>
        <draw:g>
          <draw:g>
            <draw:custom-shape draw:style-name="gr6" draw:text-style-name="P5" draw:layer="layout" svg:width="0.3cm" svg:height="0.3cm" draw:transform="rotate (-3.14159265358979) translate (17.2cm 7.0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7.25cm 7.1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18" draw:text-style-name="P4" draw:layer="layout" svg:x1="16.9cm" svg:y1="6.9cm" svg:x2="16.4cm" svg:y2="6.9cm">
            <text:p/>
          </draw:line>
        </draw:g>
        <draw:g>
          <draw:custom-shape draw:style-name="gr6" draw:text-style-name="P5" draw:layer="layout" svg:width="0.2cm" svg:height="0.2cm" svg:x="17.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7.3cm" svg:y1="6.9cm" svg:x2="17.8cm" svg:y2="6.9cm">
            <text:p/>
          </draw:line>
        </draw:g>
        <draw:g>
          <draw:g>
            <draw:custom-shape draw:style-name="gr6" draw:text-style-name="P5" draw:layer="layout" svg:width="0.3cm" svg:height="0.3cm" draw:transform="rotate (-3.14159265358979) translate (11.151cm 7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1.201cm 7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0.851cm" svg:y1="7.3cm" svg:x2="10.351cm" svg:y2="7.3cm">
              <text:p/>
            </draw:line>
            <draw:custom-shape draw:style-name="gr6" draw:text-style-name="P5" draw:layer="layout" svg:width="0.2cm" svg:height="0.2cm" draw:transform="rotate (-3.14159265358979) translate (11.051cm 7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0.851cm" svg:y1="7.75cm" svg:x2="10.351cm" svg:y2="7.75cm">
              <text:p/>
            </draw:line>
            <draw:custom-shape draw:style-name="gr10" draw:text-style-name="P7" draw:layer="layout" svg:width="0.15cm" svg:height="0.75cm" svg:x="10.201cm" svg:y="7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10" draw:layer="layout" svg:width="0.8cm" svg:height="0.9cm" svg:x="9.401cm" svg:y="7.1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353cm" svg:height="0.569cm" svg:x="9.202cm" svg:y="7.932cm">
          <draw:text-box>
            <text:p><text:span text:style-name="T2">Others</text:span></text:p>
          </draw:text-box>
        </draw:frame>
        <draw:custom-shape draw:style-name="gr19" draw:text-style-name="P1" draw:layer="layout" svg:width="1.2cm" svg:height="0.2cm" svg:x="8.2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20" draw:text-style-name="P11" draw:layer="layout" svg:width="0.3cm" svg:height="0.1cm" draw:transform="rotate (1.5707963267949) translate (15.6cm 6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3cm" svg:height="0.498cm" draw:transform="rotate (1.5707963267949) translate (15.15cm 6.8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cm" svg:height="0.101cm" draw:transform="rotate (1.5707963267949) translate (15.1cm 6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2" draw:layer="layout" svg:x1="15.15cm" svg:y1="6.8cm" svg:x2="15.649cm" svg:y2="6.8cm">
            <text:p/>
          </draw:line>
          <draw:line draw:style-name="gr22" draw:text-style-name="P12" draw:layer="layout" svg:x1="15.15cm" svg:y1="6.5cm" svg:x2="15.649cm" svg:y2="6.5cm">
            <text:p/>
          </draw:line>
        </draw:g>
        <draw:g>
          <draw:custom-shape draw:style-name="gr20" draw:text-style-name="P11" draw:layer="layout" svg:width="0.3cm" svg:height="0.1cm" draw:transform="rotate (1.5707963267949) translate (8cm 6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3cm" svg:height="0.498cm" draw:transform="rotate (1.5707963267949) translate (7.55cm 6.5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cm" svg:height="0.101cm" draw:transform="rotate (1.5707963267949) translate (7.5cm 6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2" draw:layer="layout" svg:x1="7.55cm" svg:y1="6.5cm" svg:x2="8.049cm" svg:y2="6.5cm">
            <text:p/>
          </draw:line>
          <draw:line draw:style-name="gr22" draw:text-style-name="P12" draw:layer="layout" svg:x1="7.55cm" svg:y1="6.2cm" svg:x2="8.049cm" svg:y2="6.2cm">
            <text:p/>
          </draw:line>
        </draw:g>
        <draw:g>
          <draw:custom-shape draw:style-name="gr20" draw:text-style-name="P11" draw:layer="layout" svg:width="0.3cm" svg:height="0.1cm" draw:transform="rotate (-1.5707963267949) translate (9.599cm 6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3cm" svg:height="0.498cm" draw:transform="rotate (-1.5707963267949) translate (10.05cm 6.59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cm" svg:height="0.101cm" draw:transform="rotate (-1.5707963267949) translate (10.1cm 6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2" draw:layer="layout" svg:x1="10.049cm" svg:y1="6.6cm" svg:x2="9.55cm" svg:y2="6.6cm">
            <text:p/>
          </draw:line>
          <draw:line draw:style-name="gr22" draw:text-style-name="P12" draw:layer="layout" svg:x1="10.049cm" svg:y1="6.899cm" svg:x2="9.55cm" svg:y2="6.899cm">
            <text:p/>
          </draw:line>
        </draw:g>
        <draw:frame draw:style-name="gr23" draw:text-style-name="P13" draw:layer="layout" svg:width="1.044cm" svg:height="0.526cm" svg:x="15.337cm" svg:y="4.7cm">
          <draw:text-box>
            <text:p><text:span text:style-name="T3">2048</text:span></text:p>
          </draw:text-box>
        </draw:frame>
        <draw:custom-shape draw:style-name="gr24" draw:text-style-name="P14" draw:layer="layout" svg:width="0.3cm" svg:height="0.3cm" svg:x="12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5" draw:text-style-name="P4" draw:layer="layout" svg:width="2.55cm" svg:height="0.944cm" draw:transform="skewX (-0.020943951023932) rotate (2.82132473584883) translate (15.0213029085442cm 7.00311417089265cm)" svg:viewBox="0 0 2551 945" svg:d="M0 945c2540 1 2551-945 2551-945">
          <text:p/>
        </draw:path>
        <draw:custom-shape draw:style-name="gr26" draw:text-style-name="P15" draw:layer="layout" svg:width="0.3cm" svg:height="0.3cm" svg:x="9.7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0.3cm" svg:height="0.3cm" svg:x="7.6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0.3cm" svg:height="0.3cm" svg:x="5.0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0.3cm" svg:height="0.3cm" svg:x="2.4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5" draw:text-style-name="P4" draw:layer="layout" svg:width="2.261cm" svg:height="0.854cm" draw:transform="rotate (2.69548649678004) translate (11.9310758637055cm 7.07138562575135cm)" svg:viewBox="0 0 2262 855" svg:d="M0 855c2550 0 2251-855 2251-855">
          <text:p/>
        </draw:path>
        <draw:path draw:style-name="gr25" draw:text-style-name="P4" draw:layer="layout" svg:width="2.364cm" svg:height="0.723cm" draw:transform="rotate (2.50507107538746) translate (7.169778156155cm 7.18204857615196cm)" svg:viewBox="0 0 2365 724" svg:d="M0 724c2860 0 2325-724 2325-724">
          <text:p/>
        </draw:path>
        <draw:path draw:style-name="gr25" draw:text-style-name="P4" draw:layer="layout" svg:width="2.123cm" svg:height="0.93cm" draw:transform="rotate (2.7686157924386) translate (4.66067348844311cm 6.66719550606663cm)" svg:viewBox="0 0 2124 931" svg:d="M0 931c2470 0 2105-931 2105-931">
          <text:p/>
        </draw:path>
        <draw:line draw:style-name="gr28" draw:text-style-name="P4" draw:layer="layout" svg:x1="9.7cm" svg:y1="6.4cm" svg:x2="8cm" svg:y2="6.7cm">
          <text:p/>
        </draw:line>
        <draw:custom-shape draw:style-name="gr27" draw:text-style-name="P16" draw:layer="layout" svg:width="0.3cm" svg:height="0.3cm" svg:x="9.7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3cm" svg:height="0.3cm" svg:x="2.402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5" draw:text-style-name="P4" draw:layer="layout" svg:width="2.467cm" svg:height="1.097cm" draw:transform="rotate (-2.25653618990347) translate (12.4000000004579cm 6.40000000037467cm)" svg:viewBox="0 0 2468 1098" svg:d="M0 0c2843 0 2449 1098 2449 1098">
          <text:p/>
        </draw:path>
        <draw:path draw:style-name="gr25" draw:text-style-name="P4" draw:layer="layout" svg:width="2.467cm" svg:height="1.097cm" draw:transform="rotate (-2.25653618990347) translate (5.00100000045792cm 6.07900000037467cm)" svg:viewBox="0 0 2468 1098" svg:d="M0 0c2843 0 2449 1098 2449 1098">
          <text:p/>
        </draw:path>
        <draw:custom-shape draw:style-name="gr24" draw:text-style-name="P14" draw:layer="layout" svg:width="0.3cm" svg:height="0.3cm" svg:x="2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8" draw:layer="layout" svg:width="8.435cm" svg:height="0.526cm" svg:x="2.3cm" svg:y="8.7cm">
          <draw:text-box>
            <text:p><text:span text:style-name="T4">1234</text:span><text:span text:style-name="T5"> Maximum response size supported by provided RODA/RODAN pair</text:span></text:p>
          </draw:text-box>
        </draw:frame>
        <draw:line draw:style-name="gr25" draw:text-style-name="P4" draw:layer="layout" svg:x1="2cm" svg:y1="9.95cm" svg:x2="2.5cm" svg:y2="9.95cm">
          <text:p/>
        </draw:line>
        <draw:frame draw:style-name="gr31" draw:text-style-name="P18" draw:layer="layout" svg:width="8.299cm" svg:height="0.526cm" svg:x="2.301cm" svg:y="9.7cm">
          <draw:text-box>
            <text:p><text:span text:style-name="T6">1234</text:span><text:span text:style-name="T5"> Value passed via parameter „maxResponseSize“ of OnReady(…).</text:span></text:p>
          </draw:text-box>
        </draw:frame>
        <draw:line draw:style-name="gr28" draw:text-style-name="P4" draw:layer="layout" svg:x1="2cm" svg:y1="10.45cm" svg:x2="2.5cm" svg:y2="10.45cm">
          <text:p/>
        </draw:line>
        <draw:frame draw:style-name="gr32" draw:text-style-name="P18" draw:layer="layout" svg:width="7.399cm" svg:height="1cm" svg:x="2.301cm" svg:y="10.2cm">
          <draw:text-box>
            <text:p><text:span text:style-name="T5">Value transported across a network, serial link or IPC using proxy-specific communication mechanisms.</text:span></text:p>
          </draw:text-box>
        </draw:frame>
        <draw:frame draw:style-name="gr23" draw:text-style-name="P19" draw:layer="layout" svg:width="1.044cm" svg:height="0.526cm" svg:x="13.756cm" svg:y="5.3cm">
          <draw:text-box>
            <text:p><text:span text:style-name="T7">2048</text:span></text:p>
          </draw:text-box>
        </draw:frame>
        <draw:frame draw:style-name="gr23" draw:text-style-name="P20" draw:layer="layout" svg:width="1.044cm" svg:height="0.526cm" svg:x="11.556cm" svg:y="4.7cm">
          <draw:text-box>
            <text:p><text:span text:style-name="T3">2040</text:span></text:p>
          </draw:text-box>
        </draw:frame>
        <draw:line draw:style-name="gr33" draw:text-style-name="P4" draw:layer="layout" svg:x1="12.2cm" svg:y1="5.1cm" svg:x2="12.6cm" svg:y2="6.4cm">
          <text:p/>
        </draw:line>
        <draw:frame draw:style-name="gr23" draw:text-style-name="P19" draw:layer="layout" svg:width="1.044cm" svg:height="0.526cm" svg:x="10.356cm" svg:y="7.9cm">
          <draw:text-box>
            <text:p><text:span text:style-name="T7">2040</text:span></text:p>
          </draw:text-box>
        </draw:frame>
        <draw:frame draw:style-name="gr23" draw:text-style-name="P19" draw:layer="layout" svg:width="1.044cm" svg:height="0.526cm" svg:x="10.356cm" svg:y="5.2cm">
          <draw:text-box>
            <text:p><text:span text:style-name="T7">2040</text:span></text:p>
          </draw:text-box>
        </draw:frame>
        <draw:frame draw:style-name="gr23" draw:text-style-name="P20" draw:layer="layout" svg:width="1.044cm" svg:height="0.526cm" svg:x="8.256cm" svg:y="8.1cm">
          <draw:text-box>
            <text:p><text:span text:style-name="T8">2040</text:span></text:p>
          </draw:text-box>
        </draw:frame>
        <draw:custom-shape draw:style-name="gr27" draw:text-style-name="P16" draw:layer="layout" svg:width="0.3cm" svg:height="0.3cm" svg:x="2.1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8" draw:layer="layout" svg:width="7.635cm" svg:height="0.526cm" svg:x="2.3cm" svg:y="9.2cm">
          <draw:text-box>
            <text:p><text:span text:style-name="T9">1234</text:span><text:span text:style-name="T5"> Maximum response size that could be received by client</text:span></text:p>
          </draw:text-box>
        </draw:frame>
        <draw:line draw:style-name="gr35" draw:text-style-name="P4" draw:layer="layout" svg:x1="9cm" svg:y1="8.2cm" svg:x2="9.8cm" svg:y2="7.4cm">
          <text:p/>
        </draw:line>
        <draw:frame draw:style-name="gr36" draw:text-style-name="P2" draw:layer="layout" svg:width="1.04cm" svg:height="0.887cm" svg:x="8.3cm" svg:y="6.5cm">
          <draw:text-box>
            <text:p><text:span text:style-name="T1">max</text:span></text:p>
            <text:p><text:span text:style-name="T1">256</text:span></text:p>
          </draw:text-box>
        </draw:frame>
        <draw:frame draw:style-name="gr31" draw:text-style-name="P20" draw:layer="layout" svg:width="0.908cm" svg:height="0.526cm" svg:x="7.2cm" svg:y="4.9cm">
          <draw:text-box>
            <text:p><text:span text:style-name="T3">256</text:span></text:p>
          </draw:text-box>
        </draw:frame>
        <draw:frame draw:style-name="gr23" draw:text-style-name="P21" draw:layer="layout" svg:width="1.044cm" svg:height="0.526cm" svg:x="9.2cm" svg:y="4.6cm">
          <draw:text-box>
            <text:p><text:span text:style-name="T10">2032</text:span></text:p>
          </draw:text-box>
        </draw:frame>
        <draw:line draw:style-name="gr37" draw:text-style-name="P4" draw:layer="layout" svg:x1="9.8cm" svg:y1="5cm" svg:x2="9.9cm" svg:y2="6.3cm">
          <text:p/>
        </draw:line>
        <draw:line draw:style-name="gr33" draw:text-style-name="P4" draw:layer="layout" svg:x1="7.7cm" svg:y1="5.3cm" svg:x2="7.8cm" svg:y2="6.6cm">
          <text:p/>
        </draw:line>
        <draw:frame draw:style-name="gr31" draw:text-style-name="P20" draw:layer="layout" svg:width="0.908cm" svg:height="0.526cm" svg:x="4.3cm" svg:y="4.374cm">
          <draw:text-box>
            <text:p><text:span text:style-name="T3">248</text:span></text:p>
          </draw:text-box>
        </draw:frame>
        <draw:line draw:style-name="gr33" draw:text-style-name="P4" draw:layer="layout" svg:x1="4.8cm" svg:y1="4.8cm" svg:x2="5.2cm" svg:y2="5.9cm">
          <text:p/>
        </draw:line>
        <draw:frame draw:style-name="gr38" draw:text-style-name="P20" draw:layer="layout" svg:width="0.908cm" svg:height="0.526cm" svg:x="1.056cm" svg:y="8.1cm">
          <draw:text-box>
            <text:p><text:span text:style-name="T8">248</text:span></text:p>
          </draw:text-box>
        </draw:frame>
        <draw:line draw:style-name="gr35" draw:text-style-name="P4" draw:layer="layout" svg:x1="1.6cm" svg:y1="8.2cm" svg:x2="2.5cm" svg:y2="7.2cm">
          <text:p/>
        </draw:line>
        <draw:line draw:style-name="gr35" draw:text-style-name="P4" draw:layer="layout" svg:x1="1.6cm" svg:y1="8.2cm" svg:x2="2.5cm" svg:y2="6.1cm">
          <text:p/>
        </draw:line>
        <draw:frame draw:style-name="gr39" draw:text-style-name="P19" draw:layer="layout" svg:width="0.718cm" svg:height="0.526cm" svg:x="12.856cm" svg:y="5.7cm">
          <draw:text-box>
            <text:p><text:span text:style-name="T7">-8</text:span></text:p>
          </draw:text-box>
        </draw:frame>
        <draw:frame draw:style-name="gr39" draw:text-style-name="P19" draw:layer="layout" svg:width="0.718cm" svg:height="0.526cm" svg:x="10.056cm" svg:y="5.6cm">
          <draw:text-box>
            <text:p><text:span text:style-name="T7">-8</text:span></text:p>
          </draw:text-box>
        </draw:frame>
        <draw:frame draw:style-name="gr39" draw:text-style-name="P19" draw:layer="layout" svg:width="0.718cm" svg:height="0.526cm" svg:x="5.456cm" svg:y="5.4cm">
          <draw:text-box>
            <text:p><text:span text:style-name="T7">-8</text:span></text:p>
          </draw:text-box>
        </draw:frame>
        <draw:custom-shape draw:style-name="gr24" draw:text-style-name="P14" draw:layer="layout" svg:width="0.3cm" svg:height="0.3cm" svg:x="15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5.8cm" svg:y1="5.1cm" svg:x2="15.5cm" svg:y2="6.1cm">
          <text:p/>
        </draw:line>
        <draw:frame draw:style-name="gr31" draw:text-style-name="P19" draw:layer="layout" svg:width="0.908cm" svg:height="0.526cm" svg:x="5.9cm" svg:y="5.2cm">
          <draw:text-box>
            <text:p><text:span text:style-name="T7">256</text:span></text:p>
          </draw:text-box>
        </draw:frame>
        <draw:frame draw:style-name="gr31" draw:text-style-name="P19" draw:layer="layout" svg:width="0.908cm" svg:height="0.526cm" svg:x="3.9cm" svg:y="5.1cm">
          <draw:text-box>
            <text:p><text:span text:style-name="T7">248</text:span></text:p>
          </draw:text-box>
        </draw:frame>
        <draw:frame draw:style-name="gr31" draw:text-style-name="P19" draw:layer="layout" svg:width="0.908cm" svg:height="0.526cm" svg:x="3.7cm" svg:y="6.4cm">
          <draw:text-box>
            <text:p><text:span text:style-name="T7">248</text:span></text:p>
          </draw:text-box>
        </draw:frame>
        <draw:g>
          <draw:g>
            <draw:custom-shape draw:style-name="gr40" draw:text-style-name="P5" draw:layer="layout" svg:width="0.6cm" svg:height="0.6cm" svg:x="12.8cm" svg:y="26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4cm" svg:height="0.8cm" svg:x="12.7cm" svg:y="26.89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3.4cm" svg:y1="27.299cm" svg:x2="14.4cm" svg:y2="27.299cm">
            <text:p/>
          </draw:line>
          <draw:custom-shape draw:style-name="gr6" draw:text-style-name="P5" draw:layer="layout" svg:width="0.4cm" svg:height="0.4cm" svg:x="13cm" svg:y="26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3.4cm" svg:y1="26.399cm" svg:x2="14.4cm" svg:y2="26.399cm">
            <text:p/>
          </draw:line>
          <draw:custom-shape draw:style-name="gr42" draw:text-style-name="P7" draw:layer="layout" svg:width="0.3cm" svg:height="1.5cm" svg:x="14.4cm" svg:y="26.09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0" draw:text-style-name="P5" draw:layer="layout" svg:width="0.6cm" svg:height="0.6cm" draw:transform="rotate (-3.14159265358979) translate (12.8cm 26.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4cm" svg:height="0.8cm" draw:transform="rotate (-3.14159265358979) translate (12.901cm 26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2.2cm" svg:y1="26.4cm" svg:x2="11.2cm" svg:y2="26.4cm">
              <text:p/>
            </draw:line>
            <draw:custom-shape draw:style-name="gr6" draw:text-style-name="P5" draw:layer="layout" svg:width="0.4cm" svg:height="0.4cm" draw:transform="rotate (-3.14159265358979) translate (12.601cm 27.4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2.2cm" svg:y1="27.3cm" svg:x2="11.2cm" svg:y2="27.3cm">
              <text:p/>
            </draw:line>
            <draw:custom-shape draw:style-name="gr42" draw:text-style-name="P7" draw:layer="layout" svg:width="0.3cm" svg:height="1.5cm" svg:x="10.9cm" svg:y="26.09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3" draw:text-style-name="P22" draw:layer="layout" svg:width="0.4cm" svg:height="0.3cm" svg:x="2.8cm" svg:y="5.8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2.6cm" svg:height="1.9cm" svg:x="1.687cm" svg:y="1.414cm">
          <text:p/>
          <draw:enhanced-geometry svg:viewBox="0 0 21600 21600" draw:type="rectangle" draw:enhanced-path="M 0 0 L 21600 0 21600 21600 0 21600 0 0 Z N"/>
        </draw:custom-shape>
        <draw:frame draw:style-name="gr45" draw:text-style-name="P23" draw:layer="layout" svg:width="1.9cm" svg:height="0.569cm" svg:x="1.687cm" svg:y="1.414cm">
          <draw:text-box>
            <text:p><text:span text:style-name="T11">Request</text:span></text:p>
          </draw:text-box>
        </draw:frame>
        <draw:line draw:style-name="gr46" draw:text-style-name="P4" draw:layer="layout" svg:x1="1.701cm" svg:y1="3.3cm" svg:x2="2.801cm" svg:y2="5.8cm">
          <text:p/>
        </draw:line>
        <draw:line draw:style-name="gr46" draw:text-style-name="P4" draw:layer="layout" svg:x1="4.3cm" svg:y1="3.3cm" svg:x2="3.2cm" svg:y2="5.8cm">
          <text:p/>
        </draw:line>
        <draw:frame draw:style-name="gr47" draw:text-style-name="P24" draw:layer="layout" svg:width="2.7cm" svg:height="0.801cm" svg:x="1.7cm" svg:y="2.231cm">
          <draw:text-box>
            <text:p text:style-name="P1"><text:span text:style-name="T3">maxResponseSize</text:span></text:p>
            <text:p text:style-name="P1"><text:span text:style-name="T3">248</text:span></text:p>
          </draw:text-box>
        </draw:frame>
        <draw:line draw:style-name="gr48" draw:text-style-name="P4" draw:layer="layout" svg:x1="2.7cm" svg:y1="5.2cm" svg:x2="2.9cm" svg:y2="2.9cm">
          <text:p/>
        </draw:line>
        <draw:custom-shape draw:style-name="gr44" draw:text-style-name="P22" draw:layer="layout" svg:width="2.6cm" svg:height="1.9cm" svg:x="14.674cm" svg:y="1.414cm">
          <text:p/>
          <draw:enhanced-geometry svg:viewBox="0 0 21600 21600" draw:type="rectangle" draw:enhanced-path="M 0 0 L 21600 0 21600 21600 0 21600 0 0 Z N"/>
        </draw:custom-shape>
        <draw:frame draw:style-name="gr45" draw:text-style-name="P23" draw:layer="layout" svg:width="1.9cm" svg:height="0.569cm" svg:x="14.674cm" svg:y="1.414cm">
          <draw:text-box>
            <text:p><text:span text:style-name="T11">Request</text:span></text:p>
          </draw:text-box>
        </draw:frame>
        <draw:frame draw:style-name="gr47" draw:text-style-name="P24" draw:layer="layout" svg:width="2.7cm" svg:height="0.801cm" svg:x="14.687cm" svg:y="2.231cm">
          <draw:text-box>
            <text:p text:style-name="P1"><text:span text:style-name="T3">maxResponseSize</text:span></text:p>
            <text:p text:style-name="P1"><text:span text:style-name="T3">272</text:span></text:p>
          </draw:text-box>
        </draw:frame>
        <draw:line draw:style-name="gr46" draw:text-style-name="P4" draw:layer="layout" svg:x1="14.702cm" svg:y1="3.3cm" svg:x2="15.8cm" svg:y2="6.5cm">
          <text:p/>
        </draw:line>
        <draw:line draw:style-name="gr46" draw:text-style-name="P4" draw:layer="layout" svg:x1="17.301cm" svg:y1="3.3cm" svg:x2="16.2cm" svg:y2="6.5cm">
          <text:p/>
        </draw:line>
        <draw:custom-shape draw:style-name="gr43" draw:text-style-name="P22" draw:layer="layout" svg:width="0.4cm" svg:height="0.3cm" svg:x="15.8cm" svg:y="6.5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4.2cm" svg:y1="2.5cm" svg:x2="14.9cm" svg:y2="2.5cm">
          <text:p/>
        </draw:line>
        <draw:line draw:style-name="gr48" draw:text-style-name="P4" draw:layer="layout" svg:x1="5.163cm" svg:y1="5.501cm" svg:x2="5.2cm" svg:y2="2.6cm">
          <text:p/>
        </draw:line>
        <draw:line draw:style-name="gr48" draw:text-style-name="P4" draw:layer="layout" svg:x1="8.779cm" svg:y1="5.502cm" svg:x2="8.816cm" svg:y2="2.701cm">
          <text:p/>
        </draw:line>
        <draw:line draw:style-name="gr49" draw:text-style-name="P4" draw:layer="layout" svg:x1="7.3cm" svg:y1="5.9cm" svg:x2="7.3cm" svg:y2="5.6cm">
          <text:p/>
        </draw:line>
        <draw:line draw:style-name="gr49" draw:text-style-name="P4" draw:layer="layout" svg:x1="7.3cm" svg:y1="5.6cm" svg:x2="10.3cm" svg:y2="5.6cm">
          <text:p/>
        </draw:line>
        <draw:line draw:style-name="gr49" draw:text-style-name="P4" draw:layer="layout" svg:x1="10.3cm" svg:y1="5.9cm" svg:x2="10.3cm" svg:y2="5.6cm">
          <text:p/>
        </draw:line>
        <draw:line draw:style-name="gr48" draw:text-style-name="P4" draw:layer="layout" svg:x1="12.579cm" svg:y1="5.702cm" svg:x2="12.6cm" svg:y2="2.7cm">
          <text:p/>
        </draw:line>
        <draw:frame draw:style-name="gr50" draw:text-style-name="P18" draw:layer="layout" svg:width="0.828cm" svg:height="0.526cm" svg:x="2.672cm" svg:y="3.9cm">
          <draw:text-box>
            <text:p><text:span text:style-name="T5">set</text:span></text:p>
          </draw:text-box>
        </draw:frame>
        <draw:frame draw:style-name="gr50" draw:text-style-name="P18" draw:layer="layout" svg:width="0.928cm" svg:height="0.526cm" svg:x="5.072cm" svg:y="3.4cm">
          <draw:text-box>
            <text:p><text:span text:style-name="T5">+8</text:span></text:p>
          </draw:text-box>
        </draw:frame>
        <draw:frame draw:style-name="gr31" draw:text-style-name="P20" draw:layer="layout" svg:width="0.908cm" svg:height="0.526cm" svg:x="5.3cm" svg:y="2.074cm">
          <draw:text-box>
            <text:p><text:span text:style-name="T3">256</text:span></text:p>
          </draw:text-box>
        </draw:frame>
        <draw:frame draw:style-name="gr50" draw:text-style-name="P18" draw:layer="layout" svg:width="0.928cm" svg:height="0.526cm" svg:x="8.672cm" svg:y="3.4cm">
          <draw:text-box>
            <text:p><text:span text:style-name="T5">+8</text:span></text:p>
          </draw:text-box>
        </draw:frame>
        <draw:frame draw:style-name="gr31" draw:text-style-name="P20" draw:layer="layout" svg:width="0.908cm" svg:height="0.526cm" svg:x="9.1cm" svg:y="2.074cm">
          <draw:text-box>
            <text:p><text:span text:style-name="T3">264</text:span></text:p>
          </draw:text-box>
        </draw:frame>
        <draw:frame draw:style-name="gr50" draw:text-style-name="P18" draw:layer="layout" svg:width="0.928cm" svg:height="0.526cm" svg:x="12.472cm" svg:y="3.4cm">
          <draw:text-box>
            <text:p><text:span text:style-name="T5">+8</text:span></text:p>
          </draw:text-box>
        </draw:frame>
        <draw:frame draw:style-name="gr31" draw:text-style-name="P20" draw:layer="layout" svg:width="0.908cm" svg:height="0.526cm" svg:x="12.7cm" svg:y="2.074cm">
          <draw:text-box>
            <text:p><text:span text:style-name="T3">27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2T16:50:53.919576065</meta:creation-date>
    <dc:date>2021-06-09T21:15:56.187798352</dc:date>
    <meta:editing-duration>PT4H11M29S</meta:editing-duration>
    <meta:editing-cycles>14</meta:editing-cycles>
    <meta:generator>LibreOffice/7.1.3.2$Linux_X86_64 LibreOffice_project/10$Build-2</meta:generator>
    <meta:document-statistic meta:object-count="242"/>
  </office:meta>
</office:document-meta>
</file>